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6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7"/>
          <table:table-cell table:style-name="ce3" table:number-columns-repeated="1017"/>
        </table:table-row>
        <table:table-row table:style-name="ro1">
          <table:table-cell table:number-columns-repeated="7"/>
          <table:table-cell table:style-name="ce4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style-name="ce6" office:value-type="string" calcext:value-type="string">
            <text:p>Parameter &amp; 0x1f is the formant numb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Parameter &gt;&gt; 5 is the 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uence position (sequence siz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dd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elete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ustain limited by number of actual po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0:45:33.717741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8-12T11:37:06.019337352</dc:date>
    <meta:editing-duration>P1DT1H20M41S</meta:editing-duration>
    <meta:editing-cycles>117</meta:editing-cycles>
    <meta:generator>LibreOffice/5.1.5.2$Linux_X86_64 LibreOffice_project/10m0$Build-2</meta:generator>
    <meta:document-statistic meta:table-count="1" meta:cell-count="2488" meta:object-count="0"/>
  </office:meta>
</office:document-meta>
</file>